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draw:marker-start="One_20_and_20_Only_20_One" draw:marker-start-width="1.3cm" draw:marker-end="Zero_20_through_20_Many" draw:marker-end-width="1.3cm"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draw:shadow="hidden"/>
    </style:style>
    <style:style style:name="gr4" style:family="graphic" style:parent-style-name="standard">
      <style:graphic-properties svg:stroke-width="0.1cm" draw:marker-start="One_20_and_20_Only_20_One" draw:marker-start-width="0.65cm" draw:marker-end="Zero_20_through_20_Many" draw:marker-end-width="0.65cm" draw:textarea-vertical-align="middle" fo:padding-top="0.175cm" fo:padding-bottom="0.175cm" fo:padding-left="0.3cm" fo:padding-right="0.3cm" draw:shadow="hidden"/>
    </style:style>
    <style:style style:name="gr5" style:family="graphic" style:parent-style-name="standard">
      <style:graphic-properties svg:stroke-width="0.1cm" draw:marker-start="One_20_and_20_Only_20_One" draw:marker-start-width="0.5cm" draw:marker-end="Zero_20_through_20_Many" draw:marker-end-width="0.5cm" draw:textarea-vertical-align="middle" fo:padding-top="0.175cm" fo:padding-bottom="0.175cm" fo:padding-left="0.3cm" fo:padding-right="0.3cm" draw:shadow="hidden"/>
    </style:style>
    <style:style style:name="gr6" style:family="graphic" style:parent-style-name="standard">
      <style:graphic-properties svg:stroke-width="0.1cm" draw:marker-start="One_20_and_20_Only_20_One" draw:marker-start-width="0.5cm" draw:marker-end="Zero_20_through_20_Many" draw:marker-end-width="0.5cm" draw:textarea-vertical-align="middle" fo:padding-top="0.175cm" fo:padding-bottom="0.175cm" fo:padding-left="0.3cm" fo:padding-right="0.3cm" draw:shadow="hidden"/>
    </style:style>
    <style:style style:name="gr7" style:family="graphic" style:parent-style-name="standard">
      <style:graphic-properties svg:stroke-width="0.1cm" draw:marker-start="One_20_and_20_Only_20_One" draw:marker-start-width="0.5cm" draw:marker-end="One_20_through_20_Many" draw:marker-end-width="0.5cm" draw:textarea-vertical-align="middle" fo:padding-top="0.175cm" fo:padding-bottom="0.175cm" fo:padding-left="0.3cm" fo:padding-right="0.3cm" draw:shadow="hidden"/>
    </style:style>
    <style:style style:name="gr8" style:family="graphic" style:parent-style-name="standard">
      <style:graphic-properties draw:stroke="none" svg:stroke-width="0.1cm" svg:stroke-color="#000000" draw:marker-start="One_20_and_20_Only_20_One" draw:marker-start-width="0.5cm" draw:marker-end="Zero_20_through_20_Many" draw:marker-end-width="0.5cm" draw:fill="none" draw:fill-color="#ffffff" draw:textarea-horizontal-align="right" draw:textarea-vertical-align="justify" draw:auto-grow-height="false" draw:auto-grow-width="true" fo:min-width="0.8cm" fo:padding-top="0.175cm" fo:padding-bottom="0.175cm" fo:padding-left="0.3cm" fo:padding-right="0.3cm" draw:shadow="hidden"/>
      <style:paragraph-properties style:writing-mode="tb-rl"/>
    </style:style>
    <style:style style:name="gr9" style:family="graphic" style:parent-style-name="standard">
      <style:graphic-properties draw:stroke="none" svg:stroke-width="0.1cm" svg:stroke-color="#000000" draw:marker-start="One_20_and_20_Only_20_One" draw:marker-start-width="0.5cm" draw:marker-end="Zero_20_through_20_Many" draw:marker-end-width="0.5cm" draw:fill="none" draw:fill-color="#ffffff" draw:textarea-horizontal-align="right" draw:textarea-vertical-align="justify" draw:auto-grow-height="false" draw:auto-grow-width="true" fo:min-width="0.2cm" fo:padding-top="0.175cm" fo:padding-bottom="0.175cm" fo:padding-left="0.3cm" fo:padding-right="0.3cm" draw:shadow="hidden"/>
      <style:paragraph-properties style:writing-mode="tb-rl"/>
    </style:style>
    <style:style style:name="gr10" style:family="graphic" style:parent-style-name="standard">
      <style:graphic-properties draw:stroke="none" svg:stroke-width="0.1cm" svg:stroke-color="#000000" draw:marker-start="One_20_and_20_Only_20_One" draw:marker-start-width="0.5cm" draw:marker-end="Zero_20_through_20_Many" draw:marker-end-width="0.5cm" draw:fill="none" draw:fill-color="#ffffff" draw:textarea-horizontal-align="right" draw:textarea-vertical-align="justify" draw:auto-grow-height="false" draw:auto-grow-width="true" fo:min-width="0.7cm" fo:padding-top="0.175cm" fo:padding-bottom="0.175cm" fo:padding-left="0.3cm" fo:padding-right="0.3cm" draw:shadow="hidden"/>
      <style:paragraph-properties style:writing-mode="tb-rl"/>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1" draw:id="id1" draw:layer="layout" svg:width="2.9cm" svg:height="1.9cm" svg:x="1.7cm" svg:y="13.2cm">
          <text:p text:style-name="P1">User</text:p>
          <draw:enhanced-geometry svg:viewBox="0 0 21600 21600" draw:mirror-horizontal="false" draw:mirror-vertical="false" draw:type="rectangle" draw:enhanced-path="M 0 0 L 21600 0 21600 21600 0 21600 0 0 Z N"/>
        </draw:custom-shape>
        <draw:custom-shape draw:style-name="gr2" draw:text-style-name="P1" xml:id="id3" draw:id="id3" draw:layer="layout" svg:width="3.2cm" svg:height="1.9cm" svg:x="1.6cm" svg:y="20.3cm">
          <text:p text:style-name="P1">Course</text:p>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3.2cm" svg:height="1.9cm" svg:x="9.6cm" svg:y="16.8cm">
          <text:p text:style-name="P1">Question</text:p>
          <draw:enhanced-geometry svg:viewBox="0 0 21600 21600" draw:mirror-horizontal="false" draw:mirror-vertical="false" draw:type="rectangle" draw:enhanced-path="M 0 0 L 21600 0 21600 21600 0 21600 0 0 Z N"/>
        </draw:custom-shape>
        <draw:custom-shape draw:style-name="gr3" draw:text-style-name="P1" xml:id="id4" draw:id="id4" draw:layer="layout" svg:width="3.4cm" svg:height="2.2cm" svg:x="16.2cm" svg:y="14.1cm">
          <text:p text:style-name="P1">Cho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xml:id="id5" draw:id="id5" draw:layer="layout" svg:width="5.5cm" svg:height="2.2cm" svg:x="9.6cm" svg:y="12.6cm">
          <text:p text:style-name="P1">CorrectAnsw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line-skew="-0.475cm" svg:x1="4.6cm" svg:y1="14.15cm" svg:x2="9.6cm" svg:y2="17.75cm" draw:start-shape="id1" draw:start-glue-point="1" draw:end-shape="id2" svg:d="m4600 14150h2050v3600h2950">
          <text:p/>
        </draw:connector>
        <draw:connector draw:style-name="gr5" draw:text-style-name="P1" draw:layer="layout" svg:x1="3.15cm" svg:y1="15.1cm" svg:x2="3.2cm" svg:y2="20.3cm" draw:start-shape="id1" draw:start-glue-point="2" draw:end-shape="id3" draw:end-glue-point="0" svg:d="m3150 15100v2625h50v2575">
          <text:p/>
        </draw:connector>
        <draw:connector draw:style-name="gr6" draw:text-style-name="P1" draw:layer="layout" svg:x1="4.8cm" svg:y1="21.25cm" svg:x2="11.2cm" svg:y2="18.7cm" draw:start-shape="id3" draw:start-glue-point="1" draw:end-shape="id2" draw:end-glue-point="2" svg:d="m4800 21250h6400v-2550">
          <text:p/>
        </draw:connector>
        <draw:connector draw:style-name="gr7" draw:text-style-name="P1" draw:layer="layout" svg:x1="12.8cm" svg:y1="17.75cm" svg:x2="17.9cm" svg:y2="16.3cm" draw:start-shape="id2" draw:start-glue-point="1" draw:end-shape="id4" draw:end-glue-point="2" svg:d="m12800 17750h5100v-1450">
          <text:p/>
        </draw:connector>
        <draw:connector draw:style-name="gr7" draw:text-style-name="P1" draw:layer="layout" svg:x1="11.2cm" svg:y1="16.8cm" svg:x2="12.35cm" svg:y2="14.8cm" draw:start-shape="id2" draw:end-shape="id5" draw:end-glue-point="2" svg:d="m11200 16800v-999h1150v-1001">
          <text:p/>
        </draw:connector>
        <draw:frame draw:style-name="gr8" draw:layer="layout" svg:width="1.4cm" svg:height="2.1cm" svg:x="6.2cm" svg:y="14.8cm">
          <draw:text-box>
            <text:p/>
          </draw:text-box>
        </draw:frame>
        <draw:frame draw:style-name="gr9" draw:layer="layout" svg:width="1.338cm" svg:height="2.6cm" svg:x="6.362cm" svg:y="14.9cm">
          <draw:text-box>
            <text:p>answer</text:p>
          </draw:text-box>
        </draw:frame>
        <draw:frame draw:style-name="gr10" draw:layer="layout" svg:width="1.338cm" svg:height="2.5cm" svg:x="2.862cm" svg:y="16.6cm">
          <draw:text-box>
            <text:p>mak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One_20_and_20_Only_20_One" draw:display-name="One and Only One" svg:viewBox="0 0 10000 12000" svg:d="m0 8100v-800h4600v-3500h-4600v-800h4600v-3000h800v3000h4600v800h-4600v3500h4600v800h-4800v3900h-400v-3900z"/>
    <draw:marker draw:name="One_20_through_20_Many" draw:display-name="One through Many" svg:viewBox="0 0 15091 18000" svg:d="m2491 14100v-800h4600v-1400l-7091-11900h891l6200 10400v-10400h800v10400l6300-10400h900l-7200 11900v1400h4600v800h-4800v3900h-400v-3900z"/>
    <draw:marker draw:name="Zero_20_through_20_Many" draw:display-name="Zero through Many" svg:viewBox="0 0 15091 25940" svg:d="m7691 25940h-400v-4440h-110l-588-91-431-111-413-152-394-189-371-226-346-259-320-290-290-320-259-346-226-371-189-394-152-413-111-431-68-447-23-460 23-460 68-447 111-431 152-413 189-394 226-371 259-346 290-320 320-290 346-259 371-226 394-189 413-152 431-111 498-91v-600l-7091-11900h891l6200 10400v-10400h800v10400l6300-10400h900l-7200 11900v600l516 91 431 111 413 152 394 189 371 226 346 259 320 290 290 320 259 346 226 371 189 394 152 413 111 431 68 447 19 452h-752l-13-375-57-373-93-359-126-345-158-327-187-310-216-288-242-267-267-242-288-216-310-187-327-158-345-126-359-93-373-57-383-19-383 19-373 57-359 93-345 126-327 158-310 187-288 216-267 242-242 267-216 288-187 310-158 327-126 345-93 359-57 373-19 383 19 383 57 373 93 359 126 345 158 327 187 310 216 288 242 267 267 242 288 216 310 187 327 158 345 126 359 93 373 57 383 19 383-19 373-57 359-93 345-126 327-158 310-187 288-216 267-242 242-267 216-288 187-310 158-327 126-345 93-359 57-373 9-384h760v1l-23 460-68 447-111 431-152 413-189 394-226 371-259 346-290 320-320 290-346 259-371 226-394 189-413 152-431 111-589 91h-127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12T20:38:12.32</meta:creation-date>
    <dc:date>2014-01-12T21:03:40.54</dc:date>
    <meta:editing-duration>PT25M29S</meta:editing-duration>
    <meta:editing-cycles>3</meta:editing-cycles>
    <meta:generator>OpenOffice/4.0.0$Win32 OpenOffice.org_project/400m3$Build-9702</meta:generator>
    <meta:document-statistic meta:object-count="13"/>
  </office:meta>
</office:document-meta>
</file>